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6B000001877A762C8C.bmp"/>
  <manifest:file-entry manifest:media-type="" manifest:full-path="Pictures/10000000000002580000014F454DBB73.bmp"/>
  <manifest:file-entry manifest:media-type="" manifest:full-path="Pictures/10000000000003570000023AC26EEDEE.bmp"/>
  <manifest:file-entry manifest:media-type="" manifest:full-path="Pictures/10000000000004A900000247691D8A53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NANO</text:p>
      <text:p text:style-name="Standard"/>
      <text:p text:style-name="Standard"><draw:frame draw:style-name="fr2" draw:name="immagini4" text:anchor-type="paragraph" svg:width="16.999cm" svg:height="8.306cm" draw:z-index="3"><draw:image xlink:href="Pictures/10000000000004A900000247691D8A53.bmp" xlink:type="simple" xlink:show="embed" xlink:actuate="onLoad"/></draw:frame>SD ADAPNER CATALEX </text:p>
      <text:p text:style-name="Standard"><draw:frame draw:style-name="fr1" draw:name="immagini2" text:anchor-type="paragraph" svg:x="6.255cm" svg:y="0.03cm" svg:width="2.762cm" svg:height="2.522cm" draw:z-index="1"><draw:image xlink:href="Pictures/10000000000003570000023AC26EEDEE.bmp" xlink:type="simple" xlink:show="embed" xlink:actuate="onLoad"/></draw:frame></text:p>
      <text:p text:style-name="Standard"/>
      <text:p text:style-name="Standard"/>
      <text:p text:style-name="Standard"><draw:frame draw:style-name="fr1" draw:name="immagini1" text:anchor-type="paragraph" svg:x="0.972cm" svg:y="0.296cm" svg:width="15.81cm" svg:height="10.589cm" draw:z-index="0"><draw:image xlink:href="Pictures/100000000000026B000001877A762C8C.bmp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i3" text:anchor-type="paragraph" svg:x="0.787cm" svg:y="-0.568cm" svg:width="15.875cm" svg:height="8.864cm" draw:z-index="2"><draw:image xlink:href="Pictures/10000000000002580000014F454DBB73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9M2S</meta:editing-duration>
    <meta:editing-cycles>5</meta:editing-cycles>
    <meta:generator>OpenOffice/4.1.2$Win32 OpenOffice.org_project/412m3$Build-9782</meta:generator>
    <dc:date>2017-05-06T20:01:22.44</dc:date>
    <dc:creator>marco cecchini</dc:creator>
    <meta:document-statistic meta:table-count="0" meta:image-count="4" meta:object-count="0" meta:page-count="2" meta:paragraph-count="2" meta:word-count="4" meta:character-count="23"/>
    <meta:user-defined meta:name="Info 1"/>
    <meta:user-defined meta:name="Info 2"/>
    <meta:user-defined meta:name="Info 3"/>
    <meta:user-defined meta:name="Info 4"/>
  </office:meta>
</office:document-meta>
</file>